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courier" svg:font-family="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Aharoni CLM" svg:font-family="'Aharoni CL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42ef84" fo:background-color="transparent"/>
    </style:style>
    <style:style style:name="P2" style:family="paragraph" style:parent-style-name="Standard">
      <style:text-properties fo:color="#000000" style:font-name="Aharoni CLM" officeooo:rsid="000f2812" officeooo:paragraph-rsid="000f2812"/>
    </style:style>
    <style:style style:name="P3" style:family="paragraph" style:parent-style-name="Standard">
      <style:text-properties fo:color="#000000" style:font-name="Aharoni CLM" officeooo:paragraph-rsid="0042ef84" fo:background-color="transparent"/>
    </style:style>
    <style:style style:name="P4" style:family="paragraph" style:parent-style-name="Standard">
      <style:text-properties fo:color="#000000" style:font-name="Aharoni CLM" officeooo:rsid="00158930" officeooo:paragraph-rsid="00158930" fo:background-color="transparent"/>
    </style:style>
    <style:style style:name="P5" style:family="paragraph" style:parent-style-name="Standard">
      <style:text-properties fo:color="#000000" style:font-name="Aharoni CLM" officeooo:rsid="000f2812" officeooo:paragraph-rsid="000f2812" fo:background-color="transparent"/>
    </style:style>
    <style:style style:name="P6" style:family="paragraph" style:parent-style-name="Standard">
      <style:paragraph-properties fo:text-align="start" style:justify-single-word="false"/>
      <style:text-properties fo:color="#000000" style:font-name="Aharoni CLM" officeooo:rsid="000f2812" officeooo:paragraph-rsid="001bf30f" fo:background-color="transparent"/>
    </style:style>
    <style:style style:name="P7" style:family="paragraph" style:parent-style-name="Standard">
      <style:paragraph-properties fo:text-align="start" style:justify-single-word="false"/>
      <style:text-properties fo:color="#000000" style:font-name="Aharoni CLM" officeooo:rsid="000f9fc0" officeooo:paragraph-rsid="000f9fc0" fo:background-color="transparent"/>
    </style:style>
    <style:style style:name="P8" style:family="paragraph" style:parent-style-name="Standard">
      <style:paragraph-properties fo:text-align="start" style:justify-single-word="false"/>
      <style:text-properties fo:color="#000000" style:font-name="Aharoni CLM" officeooo:rsid="000f9fc0" officeooo:paragraph-rsid="000f9fc0" fo:background-color="transparent"/>
    </style:style>
    <style:style style:name="P9" style:family="paragraph" style:parent-style-name="Standard">
      <style:paragraph-properties fo:text-align="start" style:justify-single-word="false"/>
      <style:text-properties fo:color="#000000" style:font-name="Aharoni CLM" officeooo:rsid="0012cdd3" officeooo:paragraph-rsid="0012cdd3" fo:background-color="transparent"/>
    </style:style>
    <style:style style:name="P10" style:family="paragraph" style:parent-style-name="Standard">
      <style:paragraph-properties fo:text-align="start" style:justify-single-word="false"/>
      <style:text-properties fo:color="#000000" style:font-name="Aharoni CLM" officeooo:rsid="0012cdd3" officeooo:paragraph-rsid="00138e9a" fo:background-color="transparent"/>
    </style:style>
    <style:style style:name="P11" style:family="paragraph" style:parent-style-name="Standard">
      <style:paragraph-properties fo:text-align="start" style:justify-single-word="false"/>
      <style:text-properties fo:color="#000000" style:font-name="Aharoni CLM" officeooo:rsid="001f1ed7" officeooo:paragraph-rsid="007c845e" fo:background-color="transparent"/>
    </style:style>
    <style:style style:name="P12" style:family="paragraph" style:parent-style-name="Standard">
      <style:paragraph-properties fo:text-align="start" style:justify-single-word="false"/>
      <style:text-properties fo:color="#000000" style:font-name="Aharoni CLM" officeooo:rsid="0027a461" officeooo:paragraph-rsid="0027a461" fo:background-color="transparent"/>
    </style:style>
    <style:style style:name="P13" style:family="paragraph" style:parent-style-name="Standard">
      <style:paragraph-properties fo:text-align="start" style:justify-single-word="false"/>
      <style:text-properties fo:color="#000000" style:font-name="Aharoni CLM" officeooo:rsid="0029889f" officeooo:paragraph-rsid="002a4961" fo:background-color="transparent"/>
    </style:style>
    <style:style style:name="P14" style:family="paragraph" style:parent-style-name="Standard">
      <style:paragraph-properties fo:text-align="start" style:justify-single-word="false"/>
      <style:text-properties fo:color="#000000" style:font-name="Aharoni CLM" officeooo:rsid="002e1ed5" officeooo:paragraph-rsid="002e1ed5" fo:background-color="transparent"/>
    </style:style>
    <style:style style:name="P15" style:family="paragraph" style:parent-style-name="Standard">
      <style:paragraph-properties fo:text-align="start" style:justify-single-word="false"/>
      <style:text-properties fo:color="#000000" style:font-name="Aharoni CLM" officeooo:rsid="002e1ed5" officeooo:paragraph-rsid="00307deb" fo:background-color="transparent"/>
    </style:style>
    <style:style style:name="P16" style:family="paragraph" style:parent-style-name="Standard">
      <style:paragraph-properties fo:text-align="start" style:justify-single-word="false"/>
      <style:text-properties fo:color="#000000" style:font-name="Aharoni CLM" officeooo:rsid="00367270" officeooo:paragraph-rsid="00367270" fo:background-color="transparent"/>
    </style:style>
    <style:style style:name="P17" style:family="paragraph" style:parent-style-name="Standard">
      <style:text-properties fo:color="#000000" style:font-name="Aharoni CLM" officeooo:rsid="000f2812" officeooo:paragraph-rsid="000f2812" fo:background-color="#ffffff"/>
    </style:style>
    <style:style style:name="P18" style:family="paragraph" style:parent-style-name="Standard">
      <style:paragraph-properties fo:text-align="start" style:justify-single-word="false"/>
      <style:text-properties fo:color="#000000" style:font-name="Aharoni CLM" officeooo:rsid="000f2812" officeooo:paragraph-rsid="000f2812" fo:background-color="#ffffff"/>
    </style:style>
    <style:style style:name="P19" style:family="paragraph" style:parent-style-name="Standard">
      <style:paragraph-properties fo:text-align="start" style:justify-single-word="false"/>
      <style:text-properties fo:color="#000000" style:font-name="Aharoni CLM" officeooo:rsid="000f2812" officeooo:paragraph-rsid="00198f3d" fo:background-color="#ffffff"/>
    </style:style>
    <style:style style:name="P20" style:family="paragraph" style:parent-style-name="Standard">
      <style:paragraph-properties fo:text-align="start" style:justify-single-word="false"/>
      <style:text-properties fo:color="#000000" style:font-name="Aharoni CLM" officeooo:rsid="000f9fc0" officeooo:paragraph-rsid="000f9fc0" fo:background-color="#ffffff"/>
    </style:style>
    <style:style style:name="P21" style:family="paragraph" style:parent-style-name="Standard">
      <style:paragraph-properties fo:text-align="start" style:justify-single-word="false"/>
      <style:text-properties fo:color="#000000" style:font-name="Aharoni CLM" officeooo:rsid="00158930" officeooo:paragraph-rsid="00158930" fo:background-color="#ffffff"/>
    </style:style>
    <style:style style:name="P22" style:family="paragraph" style:parent-style-name="Standard">
      <style:paragraph-properties fo:text-align="start" style:justify-single-word="false"/>
      <style:text-properties fo:color="#000000" style:font-name="Aharoni CLM" officeooo:rsid="002028b5" officeooo:paragraph-rsid="001f1ed7" fo:background-color="#ffffff"/>
    </style:style>
    <style:style style:name="P23" style:family="paragraph" style:parent-style-name="Standard">
      <style:paragraph-properties fo:text-align="start" style:justify-single-word="false"/>
      <style:text-properties fo:color="#000000" style:font-name="Aharoni CLM" officeooo:rsid="00282853" officeooo:paragraph-rsid="00282853" fo:background-color="#ffffff"/>
    </style:style>
    <style:style style:name="P24" style:family="paragraph" style:parent-style-name="Standard">
      <style:paragraph-properties fo:text-align="start" style:justify-single-word="false"/>
      <style:text-properties fo:color="#000000" style:font-name="Aharoni CLM" officeooo:rsid="00282853" officeooo:paragraph-rsid="003870cc" fo:background-color="#ffffff"/>
    </style:style>
    <style:style style:name="P25" style:family="paragraph" style:parent-style-name="Standard">
      <style:paragraph-properties fo:text-align="start" style:justify-single-word="false"/>
      <style:text-properties fo:color="#000000" style:font-name="Aharoni CLM" officeooo:rsid="002a4961" officeooo:paragraph-rsid="002e1ed5" fo:background-color="#ffffff"/>
    </style:style>
    <style:style style:name="P26" style:family="paragraph" style:parent-style-name="Standard">
      <style:paragraph-properties fo:text-align="start" style:justify-single-word="false"/>
      <style:text-properties fo:color="#000000" style:font-name="Aharoni CLM" officeooo:rsid="002e1ed5" officeooo:paragraph-rsid="002e1ed5" fo:background-color="#ffffff"/>
    </style:style>
    <style:style style:name="P27" style:family="paragraph" style:parent-style-name="Standard">
      <style:paragraph-properties fo:text-align="start" style:justify-single-word="false"/>
      <style:text-properties fo:color="#000000" style:font-name="Aharoni CLM" officeooo:rsid="002e1ed5" officeooo:paragraph-rsid="00307deb" fo:background-color="#ffffff"/>
    </style:style>
    <style:style style:name="P28" style:family="paragraph" style:parent-style-name="Standard">
      <style:paragraph-properties fo:text-align="start" style:justify-single-word="false"/>
      <style:text-properties fo:color="#000000" style:font-name="Aharoni CLM" officeooo:rsid="00307deb" officeooo:paragraph-rsid="00307deb" fo:background-color="#ffffff"/>
    </style:style>
    <style:style style:name="P29" style:family="paragraph" style:parent-style-name="Standard">
      <style:paragraph-properties fo:text-align="start" style:justify-single-word="false"/>
      <style:text-properties fo:color="#000000" style:font-name="Aharoni CLM" officeooo:rsid="00367270" officeooo:paragraph-rsid="00367270" fo:background-color="#ffffff"/>
    </style:style>
    <style:style style:name="P30" style:family="paragraph" style:parent-style-name="Standard">
      <style:paragraph-properties fo:text-align="start" style:justify-single-word="false"/>
      <style:text-properties fo:color="#000000" style:font-name="Aharoni CLM" officeooo:rsid="003870cc" officeooo:paragraph-rsid="003870cc" fo:background-color="#ffffff"/>
    </style:style>
    <style:style style:name="P31" style:family="paragraph" style:parent-style-name="Standard">
      <style:paragraph-properties fo:text-align="start" style:justify-single-word="false"/>
      <style:text-properties fo:color="#000000" style:font-name="Aharoni CLM" officeooo:rsid="0065a2ce" officeooo:paragraph-rsid="0065a2ce" fo:background-color="#ffffff"/>
    </style:style>
    <style:style style:name="P32" style:family="paragraph" style:parent-style-name="Standard">
      <style:paragraph-properties fo:text-align="start" style:justify-single-word="false"/>
      <style:text-properties fo:color="#000000" style:font-name="Aharoni CLM" officeooo:rsid="00688c54" officeooo:paragraph-rsid="00688c54" fo:background-color="#ffffff"/>
    </style:style>
    <style:style style:name="P33" style:family="paragraph" style:parent-style-name="Standard">
      <style:paragraph-properties fo:text-align="start" style:justify-single-word="false"/>
      <style:text-properties fo:color="#000000" style:font-name="Aharoni CLM" officeooo:rsid="00688c54" officeooo:paragraph-rsid="009f97d1" fo:background-color="#ffffff"/>
    </style:style>
    <style:style style:name="P34" style:family="paragraph" style:parent-style-name="Standard">
      <style:paragraph-properties fo:text-align="start" style:justify-single-word="false"/>
      <style:text-properties fo:color="#000000" style:font-name="Aharoni CLM" officeooo:rsid="00688c54" officeooo:paragraph-rsid="00b66bc9" fo:background-color="#ffffff"/>
    </style:style>
    <style:style style:name="P35" style:family="paragraph" style:parent-style-name="Standard">
      <style:paragraph-properties fo:text-align="start" style:justify-single-word="false"/>
      <style:text-properties fo:color="#000000" style:font-name="Aharoni CLM" officeooo:rsid="00688c54" officeooo:paragraph-rsid="00c38952" fo:background-color="#ffffff"/>
    </style:style>
    <style:style style:name="P36" style:family="paragraph" style:parent-style-name="Standard">
      <style:paragraph-properties fo:text-align="start" style:justify-single-word="false"/>
      <style:text-properties fo:color="#000000" style:font-name="Aharoni CLM" officeooo:rsid="0081adc4" officeooo:paragraph-rsid="0081adc4" fo:background-color="#ffffff"/>
    </style:style>
    <style:style style:name="P37" style:family="paragraph" style:parent-style-name="Standard">
      <style:paragraph-properties fo:text-align="start" style:justify-single-word="false"/>
      <style:text-properties fo:color="#000000" style:font-name="Aharoni CLM" officeooo:rsid="0081adc4" officeooo:paragraph-rsid="0081f044" fo:background-color="#ffffff"/>
    </style:style>
    <style:style style:name="P38" style:family="paragraph" style:parent-style-name="Standard">
      <style:paragraph-properties fo:text-align="start" style:justify-single-word="false"/>
      <style:text-properties fo:color="#000000" style:font-name="Aharoni CLM" officeooo:rsid="0081f044" officeooo:paragraph-rsid="0085cb1c" fo:background-color="#ffffff"/>
    </style:style>
    <style:style style:name="P39" style:family="paragraph" style:parent-style-name="Standard">
      <style:paragraph-properties fo:text-align="start" style:justify-single-word="false"/>
      <style:text-properties fo:color="#000000" style:font-name="Aharoni CLM" officeooo:rsid="0084cf5d" officeooo:paragraph-rsid="0084cf5d" fo:background-color="#ffffff"/>
    </style:style>
    <style:style style:name="P40" style:family="paragraph" style:parent-style-name="Standard">
      <style:paragraph-properties fo:text-align="start" style:justify-single-word="false"/>
      <style:text-properties fo:color="#000000" style:font-name="Aharoni CLM" officeooo:rsid="0085cb1c" officeooo:paragraph-rsid="0085cb1c" fo:background-color="#ffffff"/>
    </style:style>
    <style:style style:name="P41" style:family="paragraph" style:parent-style-name="Standard">
      <style:paragraph-properties fo:text-align="start" style:justify-single-word="false"/>
      <style:text-properties fo:color="#000000" style:font-name="Aharoni CLM" officeooo:rsid="0085cb1c" officeooo:paragraph-rsid="00867832" fo:background-color="#ffffff"/>
    </style:style>
    <style:style style:name="P42" style:family="paragraph" style:parent-style-name="Standard">
      <style:paragraph-properties fo:text-align="start" style:justify-single-word="false"/>
      <style:text-properties fo:color="#000000" style:font-name="Aharoni CLM" officeooo:rsid="0085cb1c" officeooo:paragraph-rsid="0087f8be" fo:background-color="#ffffff"/>
    </style:style>
    <style:style style:name="P43" style:family="paragraph" style:parent-style-name="Standard">
      <style:paragraph-properties fo:text-align="start" style:justify-single-word="false"/>
      <style:text-properties fo:color="#000000" style:font-name="Aharoni CLM" officeooo:rsid="008ca736" officeooo:paragraph-rsid="008ca736" fo:background-color="#ffffff"/>
    </style:style>
    <style:style style:name="P44" style:family="paragraph" style:parent-style-name="Standard">
      <style:paragraph-properties fo:text-align="start" style:justify-single-word="false"/>
      <style:text-properties fo:color="#000000" style:font-name="Aharoni CLM" officeooo:rsid="008eba8b" officeooo:paragraph-rsid="008eba8b" fo:background-color="#ffffff"/>
    </style:style>
    <style:style style:name="P45" style:family="paragraph" style:parent-style-name="Standard">
      <style:paragraph-properties fo:text-align="start" style:justify-single-word="false"/>
      <style:text-properties fo:color="#000000" style:font-name="Aharoni CLM" officeooo:rsid="00b3d7cd" officeooo:paragraph-rsid="00688c54" fo:background-color="#ffffff"/>
    </style:style>
    <style:style style:name="P46" style:family="paragraph" style:parent-style-name="Standard">
      <style:paragraph-properties fo:text-align="start" style:justify-single-word="false"/>
      <style:text-properties fo:color="#000000" style:font-name="Aharoni CLM" officeooo:rsid="00b3d7cd" officeooo:paragraph-rsid="00c38952" fo:background-color="#ffffff"/>
    </style:style>
    <style:style style:name="P47" style:family="paragraph" style:parent-style-name="Standard">
      <style:paragraph-properties fo:text-align="start" style:justify-single-word="false"/>
      <style:text-properties fo:color="#000000" style:font-name="Aharoni CLM" officeooo:rsid="000f9fc0" officeooo:paragraph-rsid="000f9fc0" fo:background-color="#ccff00"/>
    </style:style>
    <style:style style:name="P48" style:family="paragraph" style:parent-style-name="Standard">
      <style:paragraph-properties fo:text-align="start" style:justify-single-word="false"/>
      <style:text-properties fo:color="#000000" style:font-name="Aharoni CLM" style:text-underline-style="none" officeooo:rsid="0023fe26" officeooo:paragraph-rsid="0023fe26" fo:background-color="transparent"/>
    </style:style>
    <style:style style:name="P49" style:family="paragraph" style:parent-style-name="Standard">
      <style:paragraph-properties fo:text-align="start" style:justify-single-word="false"/>
      <style:text-properties fo:color="#000000" style:font-name="Aharoni CLM" style:text-underline-style="none" officeooo:rsid="0023fe26" officeooo:paragraph-rsid="0027968e" fo:background-color="transparent"/>
    </style:style>
    <style:style style:name="P50" style:family="paragraph" style:parent-style-name="Standard">
      <style:paragraph-properties fo:text-align="start" style:justify-single-word="false"/>
      <style:text-properties fo:color="#000000" style:font-name="Aharoni CLM" style:text-underline-style="none" officeooo:rsid="0027968e" officeooo:paragraph-rsid="0027968e" fo:background-color="transparent"/>
    </style:style>
    <style:style style:name="P51" style:family="paragraph" style:parent-style-name="Standard">
      <style:paragraph-properties fo:text-align="start" style:justify-single-word="false"/>
      <style:text-properties fo:color="#000000" style:font-name="Aharoni CLM" fo:font-size="18pt" fo:font-weight="bold" officeooo:rsid="0065a2ce" officeooo:paragraph-rsid="00c38952" fo:background-color="#ffffff" style:font-size-asian="18pt" style:font-weight-asian="bold" style:font-size-complex="18pt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000000" style:font-name="Aharoni CLM" officeooo:paragraph-rsid="00723042"/>
    </style:style>
    <style:style style:name="P53" style:family="paragraph" style:parent-style-name="Standard">
      <style:text-properties fo:color="#000000" style:font-name="Aharoni CLM" fo:font-weight="bold" officeooo:rsid="000f2812" officeooo:paragraph-rsid="000f2812" style:font-weight-asian="bold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style:font-name="Aharoni CLM" fo:font-weight="bold" officeooo:rsid="00688c54" officeooo:paragraph-rsid="0065a2ce" fo:background-color="#ffffff" style:font-weight-asian="bold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style:font-name="Aharoni CLM" fo:font-weight="bold" officeooo:rsid="00688c54" officeooo:paragraph-rsid="00c38952" fo:background-color="#ffffff" style:font-weight-asian="bold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style:font-name="Aharoni CLM" fo:font-weight="bold" officeooo:rsid="00b3d7cd" officeooo:paragraph-rsid="00b66bc9" fo:background-color="#ffffff" style:font-weight-asian="bold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000000" style:font-name="Aharoni CLM" fo:font-weight="bold" officeooo:rsid="00b3d7cd" officeooo:paragraph-rsid="00c38952" fo:background-color="#ffffff" style:font-weight-asian="bold" style:font-weight-complex="bold"/>
    </style:style>
    <style:style style:name="P58" style:family="paragraph" style:parent-style-name="Standard">
      <style:text-properties fo:color="#000000" style:font-name="Aharoni CLM" fo:font-size="16pt" style:text-underline-style="solid" style:text-underline-width="auto" style:text-underline-color="font-color" fo:font-weight="bold" officeooo:rsid="000f2812" officeooo:paragraph-rsid="000f2812" style:font-size-asian="16pt" style:font-weight-asian="bold" style:font-size-complex="16pt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000000" style:font-name="Aharoni CLM" fo:font-size="12pt" officeooo:paragraph-rsid="007e4af1" fo:background-color="transparent" style:font-size-asian="12pt" style:font-size-complex="12pt"/>
    </style:style>
    <style:style style:name="P60" style:family="paragraph" style:parent-style-name="Standard">
      <style:paragraph-properties fo:text-align="start" style:justify-single-word="false"/>
      <style:text-properties fo:color="#000000" style:font-name="Aharoni CLM" fo:font-size="12pt" officeooo:paragraph-rsid="007c845e" fo:background-color="transparent" style:font-size-asian="12pt" style:font-size-complex="12pt"/>
    </style:style>
    <style:style style:name="P61" style:family="paragraph" style:parent-style-name="Standard">
      <style:paragraph-properties fo:text-align="start" style:justify-single-word="false"/>
      <style:text-properties fo:color="#000000" style:font-name="Aharoni CLM" fo:font-size="12pt" officeooo:rsid="001f1ed7" officeooo:paragraph-rsid="007c845e" fo:background-color="transparent" style:font-size-asian="12pt" style:font-size-complex="12pt"/>
    </style:style>
    <style:style style:name="P62" style:family="paragraph" style:parent-style-name="Standard">
      <style:paragraph-properties fo:text-align="start" style:justify-single-word="false"/>
      <style:text-properties officeooo:paragraph-rsid="007c845e"/>
    </style:style>
    <style:style style:name="P63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Aharoni CLM" fo:font-size="12pt" fo:letter-spacing="normal" fo:font-style="normal" fo:font-weight="normal" officeooo:rsid="000f9fc0" officeooo:paragraph-rsid="000f9fc0" fo:background-color="transparent" style:font-size-asian="12pt" style:font-size-complex="12pt"/>
    </style:style>
    <style:style style:name="T1" style:family="text">
      <style:text-properties fo:background-color="#ffffff" loext:char-shading-value="0"/>
    </style:style>
    <style:style style:name="T2" style:family="text">
      <style:text-properties officeooo:rsid="000f2812" fo:background-color="#ffffff" loext:char-shading-value="0"/>
    </style:style>
    <style:style style:name="T3" style:family="text">
      <style:text-properties officeooo:rsid="000f9fc0" fo:background-color="#ffffff" loext:char-shading-value="0"/>
    </style:style>
    <style:style style:name="T4" style:family="text">
      <style:text-properties officeooo:rsid="0012cdd3" fo:background-color="#ffffff" loext:char-shading-value="0"/>
    </style:style>
    <style:style style:name="T5" style:family="text">
      <style:text-properties officeooo:rsid="001bf30f" fo:background-color="#ffffff" loext:char-shading-value="0"/>
    </style:style>
    <style:style style:name="T6" style:family="text">
      <style:text-properties officeooo:rsid="001d9646" fo:background-color="#ffffff" loext:char-shading-value="0"/>
    </style:style>
    <style:style style:name="T7" style:family="text">
      <style:text-properties officeooo:rsid="002028b5" fo:background-color="#ffffff" loext:char-shading-value="0"/>
    </style:style>
    <style:style style:name="T8" style:family="text">
      <style:text-properties officeooo:rsid="00282853" fo:background-color="#ffffff" loext:char-shading-value="0"/>
    </style:style>
    <style:style style:name="T9" style:family="text">
      <style:text-properties officeooo:rsid="0029889f" fo:background-color="#ffffff" loext:char-shading-value="0"/>
    </style:style>
    <style:style style:name="T10" style:family="text">
      <style:text-properties officeooo:rsid="002a4961" fo:background-color="#ffffff" loext:char-shading-value="0"/>
    </style:style>
    <style:style style:name="T11" style:family="text">
      <style:text-properties officeooo:rsid="00307deb" fo:background-color="#ffffff" loext:char-shading-value="0"/>
    </style:style>
    <style:style style:name="T12" style:family="text">
      <style:text-properties officeooo:rsid="003870cc" fo:background-color="#ffffff" loext:char-shading-value="0"/>
    </style:style>
    <style:style style:name="T13" style:family="text">
      <style:text-properties officeooo:rsid="0053a064" fo:background-color="#ffffff" loext:char-shading-value="0"/>
    </style:style>
    <style:style style:name="T14" style:family="text">
      <style:text-properties officeooo:rsid="00723042" fo:background-color="#ffffff" loext:char-shading-value="0"/>
    </style:style>
    <style:style style:name="T15" style:family="text">
      <style:text-properties officeooo:rsid="007c845e" fo:background-color="#ffffff" loext:char-shading-value="0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138e9a"/>
    </style:style>
    <style:style style:name="T18" style:family="text">
      <style:text-properties fo:font-weight="bold" fo:background-color="#ffffff" loext:char-shading-value="0" style:font-weight-asian="bold" style:font-weight-complex="bold"/>
    </style:style>
    <style:style style:name="T19" style:family="text">
      <style:text-properties fo:font-weight="bold" fo:background-color="transparent" loext:char-shading-value="0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87f8be" style:font-weight-asian="bold" style:font-weight-complex="bold"/>
    </style:style>
    <style:style style:name="T22" style:family="text">
      <style:text-properties officeooo:rsid="0042ef84"/>
    </style:style>
    <style:style style:name="T23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24" style:family="text">
      <style:text-properties fo:font-variant="normal" fo:text-transform="none" fo:color="#333333" style:font-name="Helvetica Neue" fo:font-size="10.5pt" fo:letter-spacing="normal" fo:font-style="normal" fo:font-weight="normal" officeooo:rsid="0075cf0e"/>
    </style:style>
    <style:style style:name="T25" style:family="text">
      <style:text-properties fo:font-variant="normal" fo:text-transform="none" fo:font-size="10.5pt" fo:letter-spacing="normal" fo:font-style="normal" fo:font-weight="normal"/>
    </style:style>
    <style:style style:name="T26" style:family="text">
      <style:text-properties fo:font-variant="normal" fo:text-transform="none" fo:color="#000000" style:font-name="Aharoni CLM" fo:font-size="10.5pt" fo:letter-spacing="normal" fo:font-style="normal" fo:font-weight="normal"/>
    </style:style>
    <style:style style:name="T27" style:family="text">
      <style:text-properties fo:font-variant="normal" fo:text-transform="none" fo:color="#000000" style:font-name="Aharoni CLM" fo:font-size="10.5pt" fo:letter-spacing="normal" fo:font-style="normal" fo:font-weight="normal" officeooo:rsid="004af310"/>
    </style:style>
    <style:style style:name="T28" style:family="text">
      <style:text-properties fo:font-variant="normal" fo:text-transform="none" fo:color="#000000" style:font-name="Aharoni CLM" fo:font-size="12pt" fo:letter-spacing="normal" fo:font-style="normal" fo:font-weight="normal" fo:background-color="transparent" loext:char-shading-value="0" style:font-size-asian="12pt" style:font-size-complex="12pt"/>
    </style:style>
    <style:style style:name="T29" style:family="text">
      <style:text-properties fo:font-variant="normal" fo:text-transform="none" fo:color="#000000" style:font-name="Aharoni CLM" fo:font-size="12pt" fo:letter-spacing="normal" fo:font-style="normal" fo:font-weight="normal" officeooo:rsid="007e4af1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style:font-name="Aharoni CLM" fo:font-size="12pt" fo:letter-spacing="normal" fo:font-style="normal" fo:font-weight="normal" fo:background-color="transparent" loext:char-shading-value="0" style:font-size-asian="12pt" style:font-size-complex="12pt"/>
    </style:style>
    <style:style style:name="T31" style:family="text">
      <style:text-properties fo:font-variant="normal" fo:text-transform="none" fo:letter-spacing="normal" fo:font-style="normal" fo:font-weight="normal"/>
    </style:style>
    <style:style style:name="T32" style:family="text">
      <style:text-properties fo:font-variant="normal" fo:text-transform="none" fo:letter-spacing="normal" fo:font-style="normal" fo:font-weight="normal" officeooo:rsid="001f1ed7"/>
    </style:style>
    <style:style style:name="T33" style:family="text">
      <style:text-properties fo:font-variant="normal" fo:text-transform="none" fo:letter-spacing="normal" fo:font-style="normal" fo:font-weight="normal" officeooo:rsid="007e4af1"/>
    </style:style>
    <style:style style:name="T34" style:family="text">
      <style:text-properties fo:color="#000000" style:font-name="Aharoni CLM" fo:font-size="12pt" officeooo:rsid="001f1ed7" fo:background-color="transparent" loext:char-shading-value="0" style:font-size-asian="12pt" style:font-size-complex="12pt"/>
    </style:style>
    <style:style style:name="T35" style:family="text">
      <style:text-properties style:font-name="Aharoni CLM" fo:font-size="12pt" fo:background-color="#ffffff" loext:char-shading-value="0" style:font-size-asian="12pt" style:font-size-complex="12pt"/>
    </style:style>
    <style:style style:name="T36" style:family="text">
      <style:text-properties style:font-name="Aharoni CLM" fo:font-size="12pt" style:font-size-asian="12pt" style:font-size-complex="12pt" fo:background-color="#ffffff"/>
    </style:style>
    <style:style style:name="T37" style:family="text">
      <style:text-properties officeooo:rsid="007c845e" fo:background-color="#ffffff"/>
    </style:style>
    <style:style style:name="T38" style:family="text">
      <style:text-properties officeooo:rsid="001f1ed7"/>
    </style:style>
    <style:style style:name="T39" style:family="text">
      <style:text-properties officeooo:rsid="0081f044"/>
    </style:style>
    <style:style style:name="T40" style:family="text">
      <style:text-properties officeooo:rsid="0085cb1c"/>
    </style:style>
    <style:style style:name="T41" style:family="text">
      <style:text-properties officeooo:rsid="00866dd4"/>
    </style:style>
    <style:style style:name="T42" style:family="text">
      <style:text-properties officeooo:rsid="00867832"/>
    </style:style>
    <style:style style:name="T43" style:family="text">
      <style:text-properties officeooo:rsid="0087f8be"/>
    </style:style>
    <style:style style:name="T44" style:family="text">
      <style:text-properties officeooo:rsid="009a1627"/>
    </style:style>
    <style:style style:name="T45" style:family="text">
      <style:text-properties officeooo:rsid="009f97d1"/>
    </style:style>
    <style:style style:name="T46" style:family="text">
      <style:text-properties officeooo:rsid="00a4958a"/>
    </style:style>
    <style:style style:name="T47" style:family="text">
      <style:text-properties officeooo:rsid="00a96e2f"/>
    </style:style>
    <style:style style:name="T48" style:family="text">
      <style:text-properties officeooo:rsid="00b3d7cd"/>
    </style:style>
    <style:style style:name="T49" style:family="text">
      <style:text-properties officeooo:rsid="00b66bc9"/>
    </style:style>
    <style:style style:name="T50" style:family="text">
      <style:text-properties officeooo:rsid="00bc9c4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Cmake general:</text:p>
      <text:p text:style-name="P35"><text:span text:style-name="T49">after r</text:span>unning catkin_make will generate a lot of output as it does its work. When it’s done,</text:p>
      <text:p text:style-name="P35">you’ll end up with two new directories: <text:span text:style-name="T20">build</text:span> and <text:span text:style-name="T20">devel</text:span>. </text:p>
      <text:p text:style-name="P35">build is where catkin is going to store the results of some of its work, like libraries and executable programs if you use C++. <text:span text:style-name="T45">(when using python we can</text:span> ignore build<text:span text:style-name="T45">)</text:span>.</text:p>
      <text:p text:style-name="P35">devel contains a number of files and directories, the most interesting of which are the</text:p>
      <text:p text:style-name="P35"><text:span text:style-name="T20">setup files</text:span>. </text:p>
      <text:p text:style-name="P35">in a new terminal window <text:span text:style-name="T46">run</text:span>:</text:p>
      <text:p text:style-name="P57">source ~/catkin_ws/devel/setup.bash</text:p>
      <text:p text:style-name="P35"><text:span text:style-name="T50">(r</text:span>unning these configures your system to use this workspace, and the code</text:p>
      <text:p text:style-name="P35">that’s (going to be) contained inside it. Assuming you’re using the default command-</text:p>
      <text:p text:style-name="P35">line shell ( bash ) and are still in the top-level directory of your workspace<text:span text:style-name="T50">)</text:span></text:p>
      <text:p text:style-name="P46"/>
      <text:p text:style-name="P55">You should put any additional code you write that’s based on <text:span text:style-name="T47">ros packges or new ones</text:span>, into this workspace, in the src directory, organized as ROS packages.</text:p>
      <text:p text:style-name="P55"/>
      <text:p text:style-name="P53"/>
      <text:p text:style-name="P53"/>
      <text:p text:style-name="P58">How to add a new packge into catkin – example of navigation→ global planner :</text:p>
      <text:p text:style-name="P2">1. cd catkin_ws/src</text:p>
      <text:p text:style-name="P2">2. catkin_create_pkg navigation_demo <text:span text:style-name="T19">nav_core</text:span> <text:span text:style-name="T16">roscpp rospy std_msgs</text:span></text:p>
      <text:p text:style-name="P3"><text:span text:style-name="T22">the catkin_create_pkg template is package_name and optionally </text:span><text:span text:style-name="T25">optionally a list of dependencies on which that package depends:</text:span></text:p>
      <text:p text:style-name="P1"><text:span text:style-name="T26">The dependencies are split into: </text:span><text:span text:style-name="Teletype"><text:span text:style-name="T26">build_depend</text:span></text:span><text:span text:style-name="T26">, </text:span><text:span text:style-name="Teletype"><text:span text:style-name="T26">buildtool_depend</text:span></text:span><text:span text:style-name="T26">,</text:span><text:span text:style-name="Teletype"><text:span text:style-name="T26">exec_depend</text:span></text:span><text:span text:style-name="T26">,</text:span><text:span text:style-name="Teletype"><text:span text:style-name="T26">test_depend</text:span></text:span><text:span text:style-name="T26">.* For a more detailed explanation of these tags see the documentation about </text:span><text:span text:style-name="T27">catkin dependencies*</text:span></text:p>
      <text:p text:style-name="P4"><text:span text:style-name="T1">(the new global planner </text:span><text:span text:style-name="T18">must adhere to the nav_core</text:span><text:span text:style-name="T1">::BaseGlobalPlanner c++ interface defined in nav_core package. So we need to create it with </text:span><text:span text:style-name="T13">a dependencie</text:span><text:span text:style-name="T1"> to nav_core.)</text:span></text:p>
      <text:p text:style-name="P17"/>
      <text:p text:style-name="P17">after folder is created cd manually (through dolphine) into: catkin_ws→src→navigation_demo→src</text:p>
      <text:p text:style-name="P5"><text:span text:style-name="T3">3.</text:span><text:span text:style-name="T1">create your header and source files </text:span><text:span text:style-name="T3">(right click in folder and create txt files)</text:span><text:span text:style-name="T1">:</text:span></text:p>
      <text:p text:style-name="P18">Nav_demo.h, Nav_demo.cpp</text:p>
      <text:p text:style-name="P20">4. enter your code into those new files you just created and hit save</text:p>
      <text:p text:style-name="P20">now, we need to compile it.</text:p>
      <text:p text:style-name="P7"><text:span text:style-name="T4">5.</text:span><text:span text:style-name="T1">Go to your Cmakelists.txt file inside your folder (</text:span><text:span text:style-name="T2">catkin_ws→src→navigation_demo</text:span><text:span text:style-name="T1">)</text:span></text:p>
      <text:p text:style-name="P20">edit you Cmakelists.txt file:</text:p>
      <text:p text:style-name="P20">add this new line:</text:p>
      <text:p text:style-name="P8">add_library(navigation_demo_lib src/Nav_demo.cpp)</text:p>
      <text:p text:style-name="P47"/>
      <text:p text:style-name="P47"><text:span text:style-name="T30">The </text:span><text:span text:style-name="Teletype"><text:span text:style-name="T30">add_library() </text:span></text:span><text:span text:style-name="T30">CMake function is used to specify libraries to build. By default catkin builds shared libraries:</text:span></text:p>
      <text:p text:style-name="P63">add_library(${PROJECT_NAME} ${${PROJECT_NAME}_SRCS})</text:p>
      <text:p text:style-name="P8"><text:span text:style-name="T23"/></text:p>
      <text:p text:style-name="P47"/>
      <text:p text:style-name="P9">6. open terminal and type: cd .. <text:s text:c="2"/>(you need to be in path of ~/catkin_ws$)</text:p>
      <text:p text:style-name="P10">7. type catkin_make</text:p>
      <text:p text:style-name="P10"><text:span text:style-name="T17">this will create the library file in the “lib” directory (</text:span>~/catkin_ws/<text:span text:style-name="T17">devel/lib/navigation_demo_lib)</text:span> </text:p>
      <text:p text:style-name="P10"><text:soft-page-break/></text:p>
      <text:p text:style-name="P21">we also need to be added as a plugin into ROS so that it can be used by the move_base package</text:p>
      <text:p text:style-name="P52"><text:span text:style-name="T14">(</text:span><text:span text:style-name="T23">The steps above make it so that instances of our plugins can be created once the library they exist in is loaded, but the plugin loader still needs a way to find that library and to know what to reference within that library. To this , we </text:span><text:span text:style-name="T24">need to</text:span><text:span text:style-name="T23"> create an XML file that, along with a special export line in the package manifest, makes all the necessary information about our plugins available to the ROS toolchain</text:span><text:span text:style-name="T14">)</text:span></text:p>
      <text:p text:style-name="P52"><text:span text:style-name="T14"/></text:p>
      <text:p text:style-name="P19">cd manually (through dolphine) into: catkin_ws→src→navigation_demo</text:p>
      <text:p text:style-name="P6"><text:span text:style-name="T5">8</text:span><text:span text:style-name="T3">.</text:span><text:span text:style-name="T1">create your </text:span><text:span text:style-name="T6">plugin description </text:span><text:span text:style-name="T5">xml file</text:span><text:span text:style-name="T1"> </text:span><text:span text:style-name="T3">(right click in folder and create txt files)</text:span><text:span text:style-name="T1">: </text:span><text:span text:style-name="T6">navigation_demo_plugin.xml</text:span></text:p>
      <text:p text:style-name="P6"><text:span text:style-name="T6"/></text:p>
      <text:p text:style-name="P11"><text:span text:style-name="T6">e</text:span><text:span text:style-name="T1">dit it and write a</text:span><text:span text:style-name="T35">ll important info about your </text:span><text:span text:style-name="T36">plugin like:</text:span></text:p>
      <text:p text:style-name="P62"><text:span text:style-name="T34"><text:s/>library path to lib -</text:span><text:span text:style-name="T28">The </text:span><text:span text:style-name="T29">l</text:span><text:span text:style-name="Teletype"><text:span text:style-name="T28">ibrary </text:span></text:span><text:span text:style-name="T28">tag gives the relative path to a library that contains the plugins that we want to export</text:span></text:p>
      <text:p text:style-name="P62"><text:span text:style-name="T34">class name-</text:span><text:span text:style-name="T28">The </text:span><text:span text:style-name="Teletype"><text:span text:style-name="T28">class </text:span></text:span><text:span text:style-name="T28">tag declares a plugin that we want to export from our library</text:span></text:p>
      <text:p text:style-name="P59"><text:span text:style-name="T32">c</text:span><text:span text:style-name="T33">lass type-</text:span><text:span text:style-name="T31">The fully qualified type of the plugin.</text:span></text:p>
      <text:p text:style-name="P60"><text:span text:style-name="T38">base class name-</text:span><text:span text:style-name="T31">The fully qualified base class type for the plugin</text:span></text:p>
      <text:p text:style-name="P59"><text:span text:style-name="T32">d</text:span><text:span text:style-name="T33">escription-</text:span><text:span text:style-name="T31">A description of the plugin and what it does.</text:span></text:p>
      <text:p text:style-name="P61"><text:span text:style-name="T37">after that</text:span><text:span text:style-name="T15"> </text:span><text:span text:style-name="T7">hit save</text:span></text:p>
      <text:p text:style-name="P22"/>
      <text:p text:style-name="P48"><text:span text:style-name="T7">n</text:span><text:span text:style-name="T1">ow we need to register plugin with ros package system</text:span></text:p>
      <text:p text:style-name="P49"><text:span text:style-name="T1">9. </text:span><text:span text:style-name="T2">cd manually (through dolphine) into: catkin_ws→src→navigation_demo</text:span></text:p>
      <text:p text:style-name="P50"><text:span text:style-name="T2">1</text:span><text:span text:style-name="T1">0. open for edit the file package.xml</text:span></text:p>
      <text:p text:style-name="P12"><text:span text:style-name="T7">1</text:span><text:span text:style-name="T1">1. inside the file there is a scope of &lt;export&gt; &lt;/export&gt; </text:span><text:span text:style-name="T8">(</text:span><text:span text:style-name="T1">which specify </text:span><text:span text:style-name="T8">that this package youve created is a metapackage </text:span><text:span text:style-name="T9">which in our case related into nav_core pkg</text:span><text:span text:style-name="T8">)</text:span></text:p>
      <text:p text:style-name="P23">inside that scope enter the new line :</text:p>
      <text:p text:style-name="P13"><text:span text:style-name="T1">&lt;nav_core plugin=”</text:span><text:span text:style-name="T10">$(prefix)/</text:span><text:span text:style-name="T6">navigation_demo_plugin.xml</text:span><text:span text:style-name="T1">” /</text:span><text:span text:style-name="T10">&gt;</text:span></text:p>
      <text:p text:style-name="P25"/>
      <text:p text:style-name="P14"><text:span text:style-name="T10">1</text:span><text:span text:style-name="T1">2. notice that in the scope of buildtool dependencies there is a line:</text:span></text:p>
      <text:p text:style-name="P26"><text:s/>&lt;buildtool_depend&gt;nav_core &lt;/buildtool_depend&gt;</text:p>
      <text:p text:style-name="P28">and also for run dependencies:</text:p>
      <text:p text:style-name="P15"><text:span text:style-name="T1">&lt;</text:span><text:span text:style-name="T11">run</text:span><text:span text:style-name="T1">_depend&gt;nav_core &lt;/</text:span><text:span text:style-name="T11">run</text:span><text:span text:style-name="T1">_depend&gt;</text:span></text:p>
      <text:p text:style-name="P27"/>
      <text:p text:style-name="P29">13. you can now see which plugins are available to your package by:</text:p>
      <text:p text:style-name="P29">rospack plugins –attrib-plugin nav_core</text:p>
      <text:p text:style-name="P16"><text:span text:style-name="T1">this will return all plugins exported from the nav_core </text:span><text:span text:style-name="T12">package.</text:span></text:p>
      <text:p text:style-name="P30">Observe that our plugin is now available under the package navigation_demo.</text:p>
      <text:p text:style-name="P30"/>
      <text:p text:style-name="P36">Now we can run the plugin on the robot:</text:p>
      <text:p text:style-name="P36">14. copy navigation_demo pkg youve created into your robots workspace (inside catkin_ws/<text:span text:style-name="T39">src</text:span> folder)</text:p>
      <text:p text:style-name="P37">15.<text:span text:style-name="T39">open new terminal and cd: catkin_ws , inside that path run: catkin_make</text:span></text:p>
      <text:p text:style-name="P39">now we need to modify move_base configuration to specify the new global planner to be used:</text:p>
      <text:p text:style-name="P38">16. <text:span text:style-name="T40">in terminal cd into: </text:span>catkin_ws→navigation<text:span text:style-name="T40"> folder→launch→includes</text:span></text:p>
      <text:p text:style-name="P40">17. in that path run:sudo gedit move_base.launch.xml (or enter the file to edit through dolphine like before)</text:p>
      <text:p text:style-name="P41"><text:soft-page-break/>18. <text:span text:style-name="T21">after the scope of</text:span><text:span text:style-name="T43"> &lt;node pkg=”move_base” type=”move_base” respawn=”false” name=”move_base” output=”screen”&gt; (we </text:span>add to that file the new planner as parameter<text:span text:style-name="T41">s</text:span> <text:span text:style-name="T41">of the global planner by adding) :</text:span></text:p>
      <text:p text:style-name="P42"><text:span text:style-name="T42">&lt;param name=”base_global_planner” value=”Nav_planner/NavPlannerROS”/&gt;</text:span></text:p>
      <text:p text:style-name="P43">hit save</text:p>
      <text:p text:style-name="P43"/>
      <text:p text:style-name="P44">now your ready...create your launch file </text:p>
      <text:p text:style-name="P44">run in terminal:</text:p>
      <text:p text:style-name="P44">roslaunch navigation_demo <text:span text:style-name="T20">launchfilename.launch</text:span></text:p>
      <text:p text:style-name="P42"><text:span text:style-name="T42"><text:s/></text:span><text:s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4"/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courier" svg:font-family="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Aharoni CLM" svg:font-family="'Aharoni CL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3:36:36.564358578</meta:creation-date>
    <dc:date>2018-09-26T15:49:21.966960816</dc:date>
    <meta:editing-duration>PT2H11M56S</meta:editing-duration>
    <meta:editing-cycles>79</meta:editing-cycles>
    <meta:generator>LibreOffice/5.1.6.2$Linux_X86_64 LibreOffice_project/10m0$Build-2</meta:generator>
    <meta:document-statistic meta:table-count="0" meta:image-count="0" meta:object-count="0" meta:page-count="3" meta:paragraph-count="70" meta:word-count="796" meta:character-count="5223" meta:non-whitespace-character-count="4485"/>
  </office:meta>
</office:document-meta>
</file>